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solid" style:text-underline-width="auto" style:text-underline-color="font-color" style:font-style-asian="normal" style:font-style-complex="normal"/>
    </style:style>
    <style:style style:name="P3" style:family="paragraph" style:parent-style-name="Standard">
      <style:text-properties fo:font-style="normal" style:text-underline-style="none" style:font-style-asian="normal" style:font-style-complex="normal"/>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3">
      <style:text-properties style:text-underline-style="none"/>
    </style:style>
    <style:style style:name="P8" style:family="paragraph" style:parent-style-name="Standard" style:list-style-name="L4"/>
    <style:style style:name="P9" style:family="paragraph" style:parent-style-name="Standard" style:list-style-name="L4">
      <style:text-properties fo:font-style="normal" style:font-style-asian="normal" style:font-style-complex="normal"/>
    </style:style>
    <style:style style:name="P10" style:family="paragraph" style:parent-style-name="Standard" style:list-style-name="L5">
      <style:text-properties fo:font-style="normal" style:font-style-asian="normal" style:font-style-complex="normal"/>
    </style:style>
    <style:style style:name="P11" style:family="paragraph" style:parent-style-name="Standard" style:list-style-name="L3">
      <style:text-properties fo:font-style="normal" style:text-underline-style="none" style:font-style-asian="normal" style:font-style-complex="normal"/>
    </style:style>
    <style:style style:name="P12" style:family="paragraph" style:parent-style-name="Standard" style:list-style-name="L5"/>
    <style:style style:name="P13" style:family="paragraph" style:parent-style-name="Standard" style:list-style-name="L5">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underline-style="solid" style:text-underline-width="auto" style:text-underline-color="font-color"/>
    </style:style>
    <style:style style:name="T4"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stion de cabinet de recrutement</text:h>
      <text:p text:style-name="Standard"/>
      <text:p text:style-name="Standard">Un cabinet de recrutement est une structure qui se trouve à l'interface entre des entreprises et des chercheurs d'emploi. Les entreprises y déposent des offres d'emploi et les chercheurs d'emploi y déposent leur candidature. Le système d'information de ce type de structure s'adresse donc à la fois aux entreprises et aux candidats, son accès se fait par le Web. Le système publie par ailleurs les informations concernant les offres d'emploi dans un flux RSS, les informations publiées par ce canal peuvent être lues par n'importe quel lecteur de flux (agrégateur RSS).</text:p>
      <text:p text:style-name="Standard"/>
      <text:p text:style-name="Standard">Trois incréments de développement sont prévus :</text:p>
      <text:list xml:id="list28673756" text:style-name="L1">
        <text:list-item>
          <text:p text:style-name="P4">Gestion « simple » des offres d'emploi et des candidatures.</text:p>
        </text:list-item>
        <text:list-item>
          <text:p text:style-name="P4">Gestion des demandes d'entretien de la part des entreprises et de la part des candidats.</text:p>
        </text:list-item>
        <text:list-item>
          <text:p text:style-name="P4">Gestion du flux RSS des offres d'emploi.</text:p>
        </text:list-item>
      </text:list>
      <text:p text:style-name="Standard"/>
      <text:h text:style-name="Heading_20_6" text:outline-level="6">Fonctionnalités assurées à la fois aux entreprises et aux candidats</text:h>
      <text:list xml:id="list28683718" text:style-name="L2">
        <text:list-item>
          <text:p text:style-name="P5">Accès à la liste des offres d'emploi publiées.</text:p>
        </text:list-item>
        <text:list-item>
          <text:p text:style-name="P5">Accès à la liste des candidatures publiées.</text:p>
        </text:list-item>
      </text:list>
      <text:p text:style-name="Standard"/>
      <text:h text:style-name="Heading_20_6" text:outline-level="6">Fonctionnalités assurées aux entreprises</text:h>
      <text:list xml:id="list28663630" text:style-name="L3">
        <text:list-item>
          <text:p text:style-name="P6"><text:span text:style-name="T4">Référencement de l'entreprise dans le système.</text:span><text:line-break/>Une entreprise se caractérise par</text:p>
          <text:list>
            <text:list-item>
              <text:list>
                <text:list-item>
                  <text:p text:style-name="P6">Un nom.</text:p>
                </text:list-item>
                <text:list-item>
                  <text:p text:style-name="P6">Un descriptif.</text:p>
                </text:list-item>
                <text:list-item>
                  <text:p text:style-name="P6">Une adresse postale : pour simplifier, on considère qu'une entreprise n'occupe qu'un seul emplacement géographique.</text:p>
                </text:list-item>
              </text:list>
            </text:list-item>
          </text:list>
        </text:list-item>
      </text:list>
      <text:p text:style-name="Standard"><text:tab/>Une fois inscrite, l'entreprise reçoit un identifiant (de la forme 'ENT_ + id') qui lui permet de se <text:tab/>connecter sur le système. Les informations qui y seront affichés lui seront spécifiques.</text:p>
      <text:list xml:id="list29150898" text:continue-numbering="true" text:style-name="L3">
        <text:list-item>
          <text:p text:style-name="P7">Mise à jour des informations de l'entreprise.</text:p>
        </text:list-item>
        <text:list-item>
          <text:p text:style-name="P6"><text:span text:style-name="T4">Dépôt d'une offre d'emploi</text:span>.<text:line-break/>Une offre d'emploi est caractérisée par</text:p>
          <text:list>
            <text:list-item>
              <text:list>
                <text:list-item>
                  <text:p text:style-name="P6">Une référence de l'offre.</text:p>
                </text:list-item>
                <text:list-item>
                  <text:p text:style-name="P6">Un titre.</text:p>
                </text:list-item>
                <text:list-item>
                  <text:p text:style-name="P6">Une date de dépôt.</text:p>
                </text:list-item>
                <text:list-item>
                  <text:p text:style-name="P6">Une présentation de la société (récupération du descriptif).</text:p>
                </text:list-item>
                <text:list-item>
                  <text:p text:style-name="P6">Le descriptif de la mission.</text:p>
                </text:list-item>
                <text:list-item>
                  <text:p text:style-name="P6">Le descriptif du profil recherché.</text:p>
                </text:list-item>
                <text:list-item>
                  <text:p text:style-name="P6">Le lieu de la mission (le lieu de l'entreprise pour simplifier ou potentiellement un lieu d'activité différent ?).</text:p>
                </text:list-item>
                <text:list-item>
                  <text:p text:style-name="P6">Un ou plusieurs secteurs d'activité ainsi qu'un niveau de qualification exigé : voir plus bas «<text:span text:style-name="T1"> données communes aux offres d'emploi et aux candidatures </text:span>».</text:p>
                </text:list-item>
              </text:list>
            </text:list-item>
          </text:list>
        </text:list-item>
        <text:list-item>
          <text:p text:style-name="P6">Suppression d'une offre d'emploi.</text:p>
        </text:list-item>
        <text:list-item>
          <text:p text:style-name="P6">Lors du dépôt de l'offre, le système est capable de filtrer parmi les candidats déjà référencés ceux qui correspondent aux critères pour l'offre donnée.</text:p>
          <text:list>
            <text:list-item>
              <text:list>
                <text:list-item>
                  <text:p text:style-name="P6">Si un ou plusieurs candidats correspondent aux critères, l'entreprise a la possibilité de le(s) sélectionner afin que le système puisse les convoquer à un entretien.</text:p>
                </text:list-item>
                <text:list-item>
                  <text:p text:style-name="P6"><text:s/>À tout moment, la liste des candidats qui correspondent à une offre d'emploi déposée par l'entreprise reste disponible. Celle-ci est actualisée avec les nouvelles références de candidats qui se sont inscrits depuis la publication de l'offre.</text:p>
                </text:list-item>
                <text:list-item>
                  <text:p text:style-name="P6"><text:soft-page-break/>Si l'entreprise embauche l'un des candidats, l'entreprise l'indique au système : à partir de ce moment, à la fois la référence du candidat et l'offre d'emploi deviennent inaccessibles. Elles restent cependant historisées dans le système.</text:p>
                </text:list-item>
                <text:list-item>
                  <text:p text:style-name="P6">Tant qu'un des candidats n'est pas sélectionné, l'offre d'emploi est publiée même si des candidats potentiels existent.</text:p>
                </text:list-item>
              </text:list>
            </text:list-item>
          </text:list>
        </text:list-item>
        <text:list-item>
          <text:p text:style-name="P6">Accès à la liste des offres d'emploi publiées par l'entreprise : historique et offres d'emploi actives.</text:p>
          <text:p text:style-name="P6"/>
        </text:list-item>
      </text:list>
      <text:h text:style-name="Heading_20_6" text:outline-level="6">Fonctionnalités assurées aux candidatures</text:h>
      <text:list xml:id="list29132912" text:continue-numbering="true" text:style-name="L3">
        <text:list-item>
          <text:p text:style-name="P6">Inscription du candidat dans le système.<text:line-break/>Un candidat se caractérise par :</text:p>
          <text:list>
            <text:list-item>
              <text:list>
                <text:list-item>
                  <text:p text:style-name="P6">Une référence de la candidature.</text:p>
                </text:list-item>
                <text:list-item>
                  <text:p text:style-name="P6">Un nom.</text:p>
                </text:list-item>
                <text:list-item>
                  <text:p text:style-name="P6">Un prénom.</text:p>
                </text:list-item>
                <text:list-item>
                  <text:p text:style-name="P6">Une date de naissance.</text:p>
                </text:list-item>
                <text:list-item>
                  <text:p text:style-name="P6">Une adresse postale.</text:p>
                </text:list-item>
                <text:list-item>
                  <text:p text:style-name="P6">Une adresse électronique.</text:p>
                </text:list-item>
                <text:list-item>
                  <text:p text:style-name="P6">Une date de dépôt.</text:p>
                </text:list-item>
                <text:list-item>
                  <text:p text:style-name="P6">Le CV : potentiellement un document au format PDF mais, plus simple, un contenu en texte simple peut suffire.</text:p>
                </text:list-item>
                <text:list-item>
                  <text:p text:style-name="P6">Un ou plusieurs secteurs d'activité ainsi qu'un niveau de qualification exigé : voir plus bas «<text:span text:style-name="T1"> données communes aux offres d'emploi et aux candidatures </text:span>».</text:p>
                </text:list-item>
              </text:list>
            </text:list-item>
          </text:list>
        </text:list-item>
      </text:list>
      <text:p text:style-name="Standard"><text:tab/>Une fois inscrit, le candidat reçoit un identifiant (de la forme 'ENT_ + id') qui lui permet de se connecter <text:tab/>sur le système. Les informations qui y seront affichés lui seront spécifiques.</text:p>
      <text:list xml:id="list29145672" text:continue-numbering="true" text:style-name="L3">
        <text:list-item>
          <text:p text:style-name="P6">Lors du dépôt de la candidature, le système est capable de filtrer parmi les offres d'emploi déjà référencés celles qui correspondent aux critères pour la candidature donnée.</text:p>
          <text:list>
            <text:list-item>
              <text:list>
                <text:list-item>
                  <text:p text:style-name="P6">Si une ou plusieurs offres d'emploi correspondent aux critères, le candidat a la possibilité de la(les) sélectionner afin que le système puisse soumettre à l'entreprise une demande d'entretien.</text:p>
                </text:list-item>
                <text:list-item>
                  <text:p text:style-name="P6"><text:s/>À tout moment, la liste des offres d'emploi qui correspondent à une candidature déposée reste disponible. Celle-ci est actualisée avec les nouvelles offres qui sont déposées depuis la publication de la candidature.</text:p>
                </text:list-item>
              </text:list>
            </text:list-item>
          </text:list>
        </text:list-item>
      </text:list>
      <text:p text:style-name="Standard"/>
      <text:h text:style-name="Heading_20_6" text:outline-level="6">Données communes aux offres d'emploi et aux candidatures</text:h>
      <text:p text:style-name="Standard">Afin de faire correspondre les offres d'emploi et les candidatures ces deux types de données partages des valeurs communes :</text:p>
      <text:list xml:id="list28659860" text:style-name="L4">
        <text:list-item>
          <text:p text:style-name="P8">Le secteur d'activité.<text:line-break/>Valeur à choisir parmi : <text:span text:style-name="T1">Achats/Logistique, Assistanat/Secrétariat, Agriculture, Agroalimentaire, Assurance, Audit/Conseil/Expertises, BTP/Immobilier, Commercial, Communication/Art/Média/Mode, Comptabilité, Direction Générale/Executive, Distribution/Commerce, Electronique/Microélectronique, Environnement, Finance/Banque, Formation/Enseignement, Hôtellerie/Restauration/Tourisme, Industrie/Ingénierie/Production, Informatique, Juridique/Fiscal/Droit, Marketing, Public/Parapublic, Ressources Humaines, Santé/Social/Biologie/Humanitaire, Télécom/Réseaux</text:span>.</text:p>
          <text:p text:style-name="P8">Note : pour des question pratiques, cette liste peut être réduite.</text:p>
        </text:list-item>
        <text:list-item>
          <text:p text:style-name="P9">Le niveau de qualification.<text:line-break/>Valeur à choisir parmi : <text:span text:style-name="T1">CAP/BEP, Bac, Bac+3, Bac+5, Doctorat.</text:span></text:p>
        </text:list-item>
      </text:list>
      <text:p text:style-name="P1">Chaque offre et chaque candidature est étiquetée par un ou plusieurs secteurs d'activité et un unique niveau de qualification.</text:p>
      <text:p text:style-name="P1">La potentielle correspondance entre une offre d'emploi et une candidature est déduite s'ils partagent au moins un secteur d'activité commun (intersection non nulle) et que le niveau de qualification soit identique.</text:p>
      <text:p text:style-name="P1"/>
      <text:p text:style-name="P1"><text:soft-page-break/>Exemple 1 :</text:p>
      <text:p text:style-name="Standard"><text:span text:style-name="T2"><text:tab/>O</text:span>ffre d'emploi :</text:p>
      <text:list xml:id="list28655904" text:style-name="L5">
        <text:list-item>
          <text:list>
            <text:list-item>
              <text:list>
                <text:list-item>
                  <text:p text:style-name="P12"><text:span text:style-name="T1">Achats/Logistique</text:span><text:span text:style-name="T2"> + <text:s/></text:span><text:span text:style-name="T1">Industrie/Ingénierie/Production</text:span></text:p>
                </text:list-item>
                <text:list-item>
                  <text:p text:style-name="P13">Bac+3</text:p>
                </text:list-item>
              </text:list>
            </text:list-item>
          </text:list>
          <text:p text:style-name="P10">Candidature :</text:p>
          <text:list>
            <text:list-item>
              <text:list>
                <text:list-item>
                  <text:p text:style-name="P12"><text:span text:style-name="T1">Industrie/Ingénierie/Production</text:span><text:span text:style-name="T2"> + <text:s/></text:span><text:span text:style-name="T1">Informatique</text:span></text:p>
                </text:list-item>
                <text:list-item>
                  <text:p text:style-name="P13">Bac+3</text:p>
                </text:list-item>
              </text:list>
            </text:list-item>
          </text:list>
        </text:list-item>
      </text:list>
      <text:p text:style-name="P1"><text:tab/><text:span text:style-name="T3">Correspondance</text:span><text:span text:style-name="T4"> : niveau de qualification identique + un secteur d'activité en commun.</text:span></text:p>
      <text:p text:style-name="P1"/>
      <text:p text:style-name="P1">Exemple 2 :</text:p>
      <text:p text:style-name="Standard"><text:span text:style-name="T2"><text:tab/>O</text:span>ffre d'emploi :</text:p>
      <text:list xml:id="list29141062" text:continue-numbering="true" text:style-name="L5">
        <text:list-item>
          <text:list>
            <text:list-item>
              <text:list>
                <text:list-item>
                  <text:p text:style-name="P12"><text:span text:style-name="T1">Hôtellerie/Restauration/Tourisme</text:span><text:span text:style-name="T2"> + <text:s text:c="2"/></text:span><text:span text:style-name="T1">Communication/Art/Média/Mode</text:span></text:p>
                </text:list-item>
                <text:list-item>
                  <text:p text:style-name="P13">Bac+5</text:p>
                </text:list-item>
              </text:list>
            </text:list-item>
          </text:list>
          <text:p text:style-name="P10">Candidature :</text:p>
          <text:list>
            <text:list-item>
              <text:list>
                <text:list-item>
                  <text:p text:style-name="P13">Communication/Art/Média/Mode</text:p>
                </text:list-item>
                <text:list-item>
                  <text:p text:style-name="P13">Bac+3</text:p>
                </text:list-item>
              </text:list>
            </text:list-item>
          </text:list>
        </text:list-item>
      </text:list>
      <text:p text:style-name="P1"><text:tab/><text:span text:style-name="T3">Non correspondance</text:span><text:span text:style-name="T4"> : un secteur d'activité en commun mais le niveau de qualification est différent.</text:span></text:p>
      <text:p text:style-name="P2"/>
      <text:h text:style-name="Heading_20_6" text:outline-level="6">Gestion des demandes d'entretien</text:h>
      <text:p text:style-name="Text_20_body">Une demande d'entretien peut être effectuée soit par une entreprise à destination des candidats qui correspondent à l'une de ses offres d'emploi soit par un candidat à destination d'une offre d'emploi. Dans les deux cas, quand l'entreprise ou le candidat se connecte, le système lui notifie la demande.</text:p>
      <text:list xml:id="list29143500" text:continue-list="list29145672" text:style-name="L3">
        <text:list-item>
          <text:p text:style-name="P6">Lorsqu'un candidat potentiel est sélectionné par une entreprise, le système lui notifie les informations sur l'offre d'emploi :</text:p>
          <text:list>
            <text:list-item>
              <text:list>
                <text:list-item>
                  <text:p text:style-name="P6">Référence de l'offre, titre, etc.</text:p>
                </text:list-item>
                <text:list-item>
                  <text:p text:style-name="P6">Date de la demande.</text:p>
                </text:list-item>
                <text:list-item>
                  <text:p text:style-name="P11">Un message textuel à destination du candidat (demande pour savoir s'il est intéressé, heure de RDV, etc.).</text:p>
                </text:list-item>
              </text:list>
            </text:list-item>
          </text:list>
        </text:list-item>
        <text:list-item>
          <text:p text:style-name="P6">Lorsqu'une offre d 'emploi est sélectionnée par un candidat, le système notifie à l'entreprise les informations sur la candidature :</text:p>
          <text:list>
            <text:list-item>
              <text:list>
                <text:list-item>
                  <text:p text:style-name="P6">Référence de la candidature, nom, prénom, etc.</text:p>
                </text:list-item>
                <text:list-item>
                  <text:p text:style-name="P6">Date de la demande.</text:p>
                </text:list-item>
                <text:list-item>
                  <text:p text:style-name="P11">Un message textuel à destination de l'entreprise (demande pour savoir si elle est intéressée, demande de renseignements, etc.).</text:p>
                </text:list-item>
              </text:list>
            </text:list-item>
          </text:list>
        </text:list-item>
        <text:list-item>
          <text:p text:style-name="P11">La notification est faite au destinataire (entreprise ou candidat), celui-ci acquitte le message et indique s'il est intéressé ou non.</text:p>
        </text:list-item>
      </text:list>
      <text:p text:style-name="P3"/>
      <text:h text:style-name="Heading_20_6" text:outline-level="6">Gestion du flux RSS pour la publication automatique des offres d'emploi</text:h>
      <text:p text:style-name="P3"/>
      <text:p text:style-name="P3">À définir plus précisé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Calibri"/>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hilippe TANGUY</meta:initial-creator>
    <meta:creation-date>2011-04-07T09:30:39.57</meta:creation-date>
    <dc:date>2011-07-06T09:02:10.61</dc:date>
    <dc:creator>Philippe TANGUY</dc:creator>
    <meta:editing-duration>PT7H23M16S</meta:editing-duration>
    <meta:editing-cycles>37</meta:editing-cycles>
    <meta:generator>OpenOffice.org/3.3$Win32 OpenOffice.org_project/330m20$Build-9567</meta:generator>
    <meta:printed-by>Philippe TANGUY</meta:printed-by>
    <meta:print-date>2011-07-06T08:55:26.92</meta:print-date>
    <meta:document-statistic meta:table-count="0" meta:image-count="0" meta:object-count="0" meta:page-count="3" meta:paragraph-count="83" meta:word-count="1108" meta:character-count="7302"/>
  </office:meta>
</office:document-meta>
</file>